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style:font-name="Times New Roman" officeooo:rsid="0004ad22" officeooo:paragraph-rsid="0004ad22"/>
    </style:style>
    <style:style style:name="P2" style:family="paragraph" style:parent-style-name="Standard">
      <style:paragraph-properties fo:line-height="200%" fo:text-align="center" style:justify-single-word="false"/>
      <style:text-properties style:font-name="Times New Roman" officeooo:rsid="0004ad22" officeooo:paragraph-rsid="0004ad22"/>
    </style:style>
    <style:style style:name="P3" style:family="paragraph" style:parent-style-name="Standard" style:list-style-name="L1">
      <style:paragraph-properties fo:line-height="200%" fo:text-align="start" style:justify-single-word="false"/>
      <style:text-properties style:font-name="Times New Roman" officeooo:rsid="0004ad22" officeooo:paragraph-rsid="0004ad22"/>
    </style:style>
    <style:style style:name="P4" style:family="paragraph" style:parent-style-name="Standard">
      <style:paragraph-properties fo:line-height="200%" fo:text-align="center" style:justify-single-word="false"/>
      <style:text-properties style:font-name="Times New Roman" fo:font-size="8pt" officeooo:rsid="0004ad22" officeooo:paragraph-rsid="0004ad22" style:font-size-asian="7pt" style:font-size-complex="8pt"/>
    </style:style>
    <style:style style:name="P5" style:family="paragraph" style:parent-style-name="Standard" style:list-style-name="L1">
      <style:paragraph-properties fo:margin-top="0in" fo:margin-bottom="0in" loext:contextual-spacing="false" fo:line-height="200%" fo:text-align="start" style:justify-single-word="false"/>
      <style:text-properties officeooo:rsid="0004ad22" officeooo:paragraph-rsid="0004ad22"/>
    </style:style>
    <style:style style:name="P6" style:family="paragraph" style:parent-style-name="Standard" style:list-style-name="L1">
      <style:paragraph-properties fo:margin-top="0in" fo:margin-bottom="0in" loext:contextual-spacing="false" fo:line-height="200%" fo:text-align="start" style:justify-single-word="false"/>
      <style:text-properties style:font-name="Times New Roman" officeooo:rsid="0004ad22" officeooo:paragraph-rsid="0004ad22"/>
    </style:style>
    <style:style style:name="P7" style:family="paragraph" style:parent-style-name="Standard" style:list-style-name="L1">
      <style:paragraph-properties fo:margin-top="0in" fo:margin-bottom="0in" loext:contextual-spacing="false" fo:line-height="200%" fo:text-align="start" style:justify-single-word="false"/>
      <style:text-properties style:font-name="Times New Roman" officeooo:rsid="00061520" officeooo:paragraph-rsid="0004ad22"/>
    </style:style>
    <style:style style:name="P8" style:family="paragraph" style:parent-style-name="Standard" style:list-style-name="L1">
      <style:paragraph-properties fo:margin-top="0in" fo:margin-bottom="0in" loext:contextual-spacing="false" fo:line-height="200%" fo:text-align="start" style:justify-single-word="false"/>
      <style:text-properties style:font-name="Times New Roman" officeooo:rsid="0009e774" officeooo:paragraph-rsid="0009e774"/>
    </style:style>
    <style:style style:name="P9" style:family="paragraph" style:parent-style-name="Standard">
      <style:paragraph-properties fo:margin-top="0in" fo:margin-bottom="0in" loext:contextual-spacing="false" fo:line-height="200%" fo:text-align="start" style:justify-single-word="false"/>
      <style:text-properties style:font-name="Times New Roman" officeooo:rsid="000b7955" officeooo:paragraph-rsid="000b7955"/>
    </style:style>
    <style:style style:name="P10" style:family="paragraph" style:parent-style-name="Standard" style:list-style-name="L2">
      <style:paragraph-properties fo:margin-top="0in" fo:margin-bottom="0in" loext:contextual-spacing="false" fo:line-height="200%" fo:text-align="start" style:justify-single-word="false"/>
      <style:text-properties style:font-name="Times New Roman" officeooo:rsid="000b7955" officeooo:paragraph-rsid="000b7955"/>
    </style:style>
    <style:style style:name="P11" style:family="paragraph" style:parent-style-name="Standard" style:list-style-name="L3">
      <style:paragraph-properties fo:margin-top="0in" fo:margin-bottom="0in" loext:contextual-spacing="false" fo:line-height="200%" fo:text-align="start" style:justify-single-word="false"/>
      <style:text-properties style:font-name="Times New Roman" officeooo:rsid="000b7955" officeooo:paragraph-rsid="000b7955"/>
    </style:style>
    <style:style style:name="P12" style:family="paragraph" style:parent-style-name="Standard" style:list-style-name="L1">
      <style:paragraph-properties fo:margin-top="0in" fo:margin-bottom="0in" loext:contextual-spacing="false" fo:line-height="200%" fo:text-align="start" style:justify-single-word="false"/>
      <style:text-properties officeooo:rsid="0009e774" officeooo:paragraph-rsid="0009e774"/>
    </style:style>
    <style:style style:name="P13" style:family="paragraph" style:parent-style-name="Standard" style:list-style-name="L2">
      <style:paragraph-properties fo:margin-top="0in" fo:margin-bottom="0in" loext:contextual-spacing="false" fo:line-height="200%" fo:text-align="start" style:justify-single-word="false"/>
      <style:text-properties officeooo:rsid="000b7955" officeooo:paragraph-rsid="000b7955"/>
    </style:style>
    <style:style style:name="T1" style:family="text">
      <style:text-properties style:font-name="Times New Roman"/>
    </style:style>
    <style:style style:name="T2" style:family="text">
      <style:text-properties style:font-name="Times New Roman" officeooo:rsid="00061520"/>
    </style:style>
    <style:style style:name="T3" style:family="text">
      <style:text-properties style:font-name="Times New Roman" officeooo:rsid="0007fd84"/>
    </style:style>
    <style:style style:name="T4" style:family="text">
      <style:text-properties style:font-name="Times New Roman" officeooo:rsid="0009e7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bram Jimenez-Loza</text:p>
      <text:p text:style-name="P1">Alberto Cerpa and Ashish Yadav</text:p>
      <text:p text:style-name="P1">CSE 160 - Computer Networks</text:p>
      <text:p text:style-name="P1">11 February 2019</text:p>
      <text:p text:style-name="P1"/>
      <text:p text:style-name="P2">Project 1 – Flooding and Neighbor Discovery Discussion Questions and Design Choices</text:p>
      <text:p text:style-name="P4"/>
      <text:list xml:id="list3006300688225190364" text:style-name="L1">
        <text:list-item>
          <text:p text:style-name="P3">Describe a pro and con of using event driven programming.</text:p>
          <text:list>
            <text:list-item>
              <text:p text:style-name="P3">Pro:</text:p>
              <text:list>
                <text:list-item>
                  <text:p text:style-name="P3">Several different objects can all simultaneously be listening for an event trigger and respond by running the event handler.</text:p>
                </text:list-item>
              </text:list>
            </text:list-item>
            <text:list-item>
              <text:p text:style-name="P3">Con:</text:p>
              <text:list>
                <text:list-item>
                  <text:p text:style-name="P6">Can be more difficult to understand the flow of logic and requires much more connections for all to function. Order may sometimes be affected.</text:p>
                </text:list-item>
              </text:list>
            </text:list-item>
          </text:list>
        </text:list-item>
        <text:list-item>
          <text:p text:style-name="P6">Flooding includes a mechanism to prevent packets from circulating indefinitely, and the TTL field provides another mechanism. What is the benefit of having both? What would happen if only had flooding checks? What would happen if we had only TTL checks?</text:p>
          <text:list>
            <text:list-item>
              <text:p text:style-name="P5"><text:span text:style-name="T1">The benefit of having both minimizes the redundancy of passing the exact same payload over and over to the neighbors of each node. If we only had flooding checks, we would loop </text:span><text:span text:style-name="T2">until it hit the end of the network at every edge. Having only TTL checks reduces the max propagation to whatever the programmer decides TTL to be.</text:span></text:p>
            </text:list-item>
          </text:list>
        </text:list-item>
        <text:list-item>
          <text:p text:style-name="P7">When using the flooding protocol, what would be the total number of packets sent/received by all the nodes in the best case situation? Worst case situation? Explain the topology and the reasoning behind each case.</text:p>
          <text:list>
            <text:list-item>
              <text:p text:style-name="P7">Worst case:</text:p>
              <text:list>
                <text:list-item>
                  <text:p text:style-name="P5"><text:soft-page-break/><text:span text:style-name="T2">Each node would send a </text:span><text:span text:style-name="T3">two</text:span><text:span text:style-name="T2"> packet</text:span><text:span text:style-name="T3">s (ping and ping reply)</text:span><text:span text:style-name="T2">, but receive </text:span><text:span text:style-name="T3">4</text:span><text:span text:style-name="T4">n</text:span><text:span text:style-name="T2"> packets back from every node in the graph it is connected to (all of them) because the entire network is maximally connected, aka, fully-connected graph.</text:span></text:p>
                </text:list-item>
              </text:list>
            </text:list-item>
            <text:list-item>
              <text:p text:style-name="P5"><text:span text:style-name="T3">Best</text:span><text:span text:style-name="T2"> case:</text:span></text:p>
              <text:list>
                <text:list-item>
                  <text:p text:style-name="P5"><text:span text:style-name="T2">Each node would send </text:span><text:span text:style-name="T3">2</text:span><text:span text:style-name="T2"> packet</text:span><text:span text:style-name="T3">s (ping and ping reply)</text:span><text:span text:style-name="T2"> and receive </text:span><text:span text:style-name="T3">4</text:span><text:span text:style-name="T2"> packets </text:span><text:span text:style-name="T3">(2 redundant from ping and ping reply from the direction of the ping or the ping replier)</text:span><text:span text:style-name="T2"> because the entire network is minimally connected in a linear fashion, such as the topology provided to use in project 1. This could also be described as a linked-list. This is because as a message propagates </text:span><text:span text:style-name="T3">from the first node out, and any one node will store the ping and the ping reply.</text:span></text:p>
                </text:list-item>
              </text:list>
            </text:list-item>
          </text:list>
        </text:list-item>
        <text:list-item>
          <text:p text:style-name="P12"><text:span text:style-name="T3">U</text:span><text:span text:style-name="T1">sing the information gathered from neighbor discovery, what would be a better way of accomplishing multi-hop communication?</text:span></text:p>
          <text:list>
            <text:list-item>
              <text:p text:style-name="P12"><text:span text:style-name="T3">H</text:span><text:span text:style-name="T1">aving a neighbor list for each node, we could breadth first search the network (assuming all distances between nodes are equivalent) to find the node and track the route from original node to the desired node.</text:span></text:p>
            </text:list-item>
          </text:list>
        </text:list-item>
        <text:list-item>
          <text:p text:style-name="P8">Describe a design decision you could have made differently given that you can change the provided skeleton code and the pros and cons compared to the decision you made?</text:p>
          <text:list>
            <text:list-item>
              <text:p text:style-name="P8">Separate the flooding from neighbor discovery and simply create a new module altogether for simply pinging individual nodes when desired.</text:p>
            </text:list-item>
          </text:list>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4:12:23.576511244</meta:creation-date>
    <dc:date>2019-02-11T15:12:57.920451183</dc:date>
    <meta:editing-duration>PT1M34S</meta:editing-duration>
    <meta:editing-cycles>6</meta:editing-cycles>
    <meta:generator>LibreOffice/5.1.6.2$Linux_X86_64 LibreOffice_project/10m0$Build-2</meta:generator>
    <meta:document-statistic meta:table-count="0" meta:image-count="0" meta:object-count="0" meta:page-count="2" meta:paragraph-count="21" meta:word-count="461" meta:character-count="2669" meta:non-whitespace-character-count="2244"/>
  </office:meta>
</office:document-meta>
</file>